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" svg:font-family="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3542in" table:align="left"/>
    </style:style>
    <style:style style:name="Table1.A" style:family="table-column">
      <style:table-column-properties style:column-width="4.3542in"/>
    </style:style>
    <style:style style:name="Table2" style:family="table">
      <style:table-properties style:width="4.3542in" table:align="left"/>
    </style:style>
    <style:style style:name="Table2.A" style:family="table-column">
      <style:table-column-properties style:column-width="4.3542in"/>
    </style:style>
    <style:style style:name="Table2.A1" style:family="table-cell">
      <style:table-cell-properties style:vertical-align="middle"/>
    </style:style>
    <style:style style:name="Table2.A2" style:family="table-cell">
      <style:table-cell-properties style:vertical-align="bottom"/>
    </style:style>
    <style:style style:name="Table3" style:family="table">
      <style:table-properties style:width="4.3542in" table:align="left"/>
    </style:style>
    <style:style style:name="Table3.A" style:family="table-column">
      <style:table-column-properties style:column-width="4.3542in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 style:list-style-name="L1">
      <style:text-properties style:font-name="arial" fo:font-size="10pt"/>
    </style:style>
    <style:style style:name="P4" style:family="paragraph" style:parent-style-name="Table_20_Contents" style:list-style-name="L1">
      <style:text-properties style:font-name="arial" fo:font-size="10pt"/>
    </style:style>
    <style:style style:name="P5" style:family="paragraph" style:parent-style-name="Table_20_Contents">
      <style:text-properties style:font-name="arial" fo:font-size="10pt" fo:font-weight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ff0000" style:font-name="arial" fo:font-size="14pt" fo:font-weight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margin-top="0in" fo:margin-bottom="0.1965in" fo:text-align="center" style:justify-single-word="false"/>
    </style:style>
    <style:style style:name="P11" style:family="paragraph" style:parent-style-name="Table_20_Contents" style:list-style-name="L1">
      <style:paragraph-properties fo:margin-top="0in" fo:margin-bottom="0.1965in"/>
      <style:text-properties style:font-name="arial" fo:font-size="10pt"/>
    </style:style>
    <style:style style:name="P12" style:family="paragraph" style:parent-style-name="Table_20_Contents">
      <style:paragraph-properties fo:margin-top="0in" fo:margin-bottom="0.1965in"/>
      <style:text-properties style:font-name="arial" fo:font-size="10pt" fo:font-weight="bold"/>
    </style:style>
    <style:style style:name="P13" style:family="paragraph" style:parent-style-name="Table_20_Contents">
      <style:paragraph-properties fo:margin-top="0in" fo:margin-bottom="0.1965in" fo:text-align="center" style:justify-single-word="false"/>
      <style:text-properties style:font-name="arial" fo:font-size="10pt"/>
    </style:style>
    <style:style style:name="P14" style:family="paragraph" style:parent-style-name="Table_20_Contents">
      <style:paragraph-properties fo:margin-top="0in" fo:margin-bottom="0.1965in" fo:text-align="center" style:justify-single-word="false"/>
      <style:text-properties fo:color="#ff0000" style:font-name="arial" fo:font-size="14pt"/>
    </style:style>
    <style:style style:name="P15" style:family="paragraph" style:parent-style-name="Table_20_Contents">
      <style:paragraph-properties fo:margin-top="0in" fo:margin-bottom="0.1965in" fo:text-align="center" style:justify-single-word="false"/>
      <style:text-properties fo:color="#ff0000"/>
    </style:style>
    <style:style style:name="P16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weight="bold"/>
    </style:style>
    <style:style style:name="T4" style:family="text">
      <style:text-properties fo:font-size="14pt"/>
    </style:style>
    <style:style style:name="T5" style:family="text">
      <style:text-properties fo:color="#cd0000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://order.store.yahoo.com/cgi-bin/wg-order?simpler+bandaid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" form:value="bandaid"/>
          <form:hidden form:name="vwcatalog" form:control-implementation="ooo:com.sun.star.form.component.HiddenControl" form:id="control2" form:value="simpler"/>
          <form:button form:control-implementation="ooo:com.sun.star.form.component.CommandButton" form:id="control3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4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noname5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5" form:value="noname5"/>
          <form:hidden form:name="vwcatalog" form:control-implementation="ooo:com.sun.star.form.component.HiddenControl" form:id="control6" form:value="simpler"/>
          <form:button form:control-implementation="ooo:com.sun.star.form.component.CommandButton" form:id="control7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8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trian36x36x5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9" form:value="trian36x36x5"/>
          <form:hidden form:name="vwcatalog" form:control-implementation="ooo:com.sun.star.form.component.HiddenControl" form:id="control10" form:value="simpler"/>
          <form:button form:control-implementation="ooo:com.sun.star.form.component.CommandButton" form:id="control11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2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wounclosstri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3" form:value="wounclosstri"/>
          <form:hidden form:name="vwcatalog" form:control-implementation="ooo:com.sun.star.form.component.HiddenControl" form:id="control14" form:value="simpler"/>
          <form:button form:control-implementation="ooo:com.sun.star.form.component.CommandButton" form:id="control15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6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2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17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onewayvalki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8" form:value="onewayvalkit"/>
          <form:hidden form:name="vwcatalog" form:control-implementation="ooo:com.sun.star.form.component.HiddenControl" form:id="control19" form:value="simpler"/>
          <form:button form:control-implementation="ooo:com.sun.star.form.component.CommandButton" form:id="control20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21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onewayvalkit1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22" form:value="onewayvalkit1"/>
          <form:hidden form:name="vwcatalog" form:control-implementation="ooo:com.sun.star.form.component.HiddenControl" form:id="control23" form:value="simpler"/>
          <form:button form:control-implementation="ooo:com.sun.star.form.component.CommandButton" form:id="control24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25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1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26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scismet45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27" form:value="scismet45"/>
          <form:hidden form:name="vwcatalog" form:control-implementation="ooo:com.sun.star.form.component.HiddenControl" form:id="control28" form:value="simpler"/>
          <form:button form:control-implementation="ooo:com.sun.star.form.component.CommandButton" form:id="control29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30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scismet710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31" form:value="scismet710"/>
          <form:hidden form:name="vwcatalog" form:control-implementation="ooo:com.sun.star.form.component.HiddenControl" form:id="control32" form:value="simpler"/>
          <form:button form:control-implementation="ooo:com.sun.star.form.component.CommandButton" form:id="control33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34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tweezmet324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35" form:value="tweezmet324"/>
          <form:hidden form:name="vwcatalog" form:control-implementation="ooo:com.sun.star.form.component.HiddenControl" form:id="control36" form:value="simpler"/>
          <form:button form:control-implementation="ooo:com.sun.star.form.component.CommandButton" form:id="control37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38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3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39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eyepad2roun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40" form:value="eyepad2roun"/>
          <form:hidden form:name="vwcatalog" form:control-implementation="ooo:com.sun.star.form.component.HiddenControl" form:id="control41" form:value="simpler"/>
          <form:button form:control-implementation="ooo:com.sun.star.form.component.CommandButton" form:id="control42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43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gauz2x2ster8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44" form:value="gauz2x2ster8"/>
          <form:hidden form:name="vwcatalog" form:control-implementation="ooo:com.sun.star.form.component.HiddenControl" form:id="control45" form:value="simpler"/>
          <form:button form:control-implementation="ooo:com.sun.star.form.component.CommandButton" form:id="control46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47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gauz4x4ster1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48" form:value="gauz4x4ster1"/>
          <form:hidden form:name="vwcatalog" form:control-implementation="ooo:com.sun.star.form.component.HiddenControl" form:id="control49" form:value="simpler"/>
          <form:button form:control-implementation="ooo:com.sun.star.form.component.CommandButton" form:id="control50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51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gauz5x9ster4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52" form:value="gauz5x9ster4"/>
          <form:hidden form:name="vwcatalog" form:control-implementation="ooo:com.sun.star.form.component.HiddenControl" form:id="control53" form:value="simpler"/>
          <form:button form:control-implementation="ooo:com.sun.star.form.component.CommandButton" form:id="control54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55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nonad2x312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56" form:value="nonad2x312"/>
          <form:hidden form:name="vwcatalog" form:control-implementation="ooo:com.sun.star.form.component.HiddenControl" form:id="control57" form:value="simpler"/>
          <form:button form:control-implementation="ooo:com.sun.star.form.component.CommandButton" form:id="control58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59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tel2x310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60" form:value="tel2x310"/>
          <form:hidden form:name="vwcatalog" form:control-implementation="ooo:com.sun.star.form.component.HiddenControl" form:id="control61" form:value="simpler"/>
          <form:button form:control-implementation="ooo:com.sun.star.form.component.CommandButton" form:id="control62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63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nono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64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2x41500c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65" form:value="2x41500cs"/>
          <form:hidden form:name="vwcatalog" form:control-implementation="ooo:com.sun.star.form.component.HiddenControl" form:id="control66" form:value="simpler"/>
          <form:button form:control-implementation="ooo:com.sun.star.form.component.CommandButton" form:id="control67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68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396c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69" form:value="396cs"/>
          <form:hidden form:name="vwcatalog" form:control-implementation="ooo:com.sun.star.form.component.HiddenControl" form:id="control70" form:value="simpler"/>
          <form:button form:control-implementation="ooo:com.sun.star.form.component.CommandButton" form:id="control71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72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4500c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73" form:value="4500cs"/>
          <form:hidden form:name="vwcatalog" form:control-implementation="ooo:com.sun.star.form.component.HiddenControl" form:id="control74" form:value="simpler"/>
          <form:button form:control-implementation="ooo:com.sun.star.form.component.CommandButton" form:id="control75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76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4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77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189x21ydsno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78" form:value="189x21ydsnos"/>
          <form:hidden form:name="vwcatalog" form:control-implementation="ooo:com.sun.star.form.component.HiddenControl" form:id="control79" form:value="simpler"/>
          <form:button form:control-implementation="ooo:com.sun.star.form.component.CommandButton" form:id="control80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81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x5ydsnoshellc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82" form:value="x5ydsnoshellcs"/>
          <form:hidden form:name="vwcatalog" form:control-implementation="ooo:com.sun.star.form.component.HiddenControl" form:id="control83" form:value="simpler"/>
          <form:button form:control-implementation="ooo:com.sun.star.form.component.CommandButton" form:id="control84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85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189x5ydswits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86" form:value="189x5ydswits"/>
          <form:hidden form:name="vwcatalog" form:control-implementation="ooo:com.sun.star.form.component.HiddenControl" form:id="control87" form:value="simpler"/>
          <form:button form:control-implementation="ooo:com.sun.star.form.component.CommandButton" form:id="control88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89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1x5ydswitshe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90" form:value="1x5ydswitshe"/>
          <form:hidden form:name="vwcatalog" form:control-implementation="ooo:com.sun.star.form.component.HiddenControl" form:id="control91" form:value="simpler"/>
          <form:button form:control-implementation="ooo:com.sun.star.form.component.CommandButton" form:id="control92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93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oioi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94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alwip30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95" form:value="alwip30"/>
          <form:hidden form:name="vwcatalog" form:control-implementation="ooo:com.sun.star.form.component.HiddenControl" form:id="control96" form:value="simpler"/>
          <form:button form:control-implementation="ooo:com.sun.star.form.component.CommandButton" form:id="control97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98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antripoin132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99" form:value="antripoin132"/>
          <form:hidden form:name="vwcatalog" form:control-implementation="ooo:com.sun.star.form.component.HiddenControl" form:id="control100" form:value="simpler"/>
          <form:button form:control-implementation="ooo:com.sun.star.form.component.CommandButton" form:id="control101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02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swabsticgen5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03" form:value="swabsticgen5"/>
          <form:hidden form:name="vwcatalog" form:control-implementation="ooo:com.sun.star.form.component.HiddenControl" form:id="control104" form:value="simpler"/>
          <form:button form:control-implementation="ooo:com.sun.star.form.component.CommandButton" form:id="control105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06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sicona5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.autodone" form:control-implementation="ooo:com.sun.star.form.component.HiddenControl" form:id="control107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olhotpacreu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08" form:value="colhotpacreu"/>
          <form:hidden form:name="vwcatalog" form:control-implementation="ooo:com.sun.star.form.component.HiddenControl" form:id="control109" form:value="simpler"/>
          <form:button form:control-implementation="ooo:com.sun.star.form.component.CommandButton" form:id="control110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11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colpac1typ12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12" form:value="colpac1typ12"/>
          <form:hidden form:name="vwcatalog" form:control-implementation="ooo:com.sun.star.form.component.HiddenControl" form:id="control113" form:value="simpler"/>
          <form:button form:control-implementation="ooo:com.sun.star.form.component.CommandButton" form:id="control114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15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glovvinlatfr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16" form:value="glovvinlatfr"/>
          <form:hidden form:name="vwcatalog" form:control-implementation="ooo:com.sun.star.form.component.HiddenControl" form:id="control117" form:value="simpler"/>
          <form:button form:control-implementation="ooo:com.sun.star.form.component.CommandButton" form:id="control118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19" form:value="http://www.simplerlife.com/bulfiraidsup.html"/>
        </form:form>
        <form:form form:apply-filter="true" form:method="post" form:control-implementation="ooo:com.sun.star.form.component.Form" office:target-frame="" xlink:href="http://order.store.yahoo.com/cgi-bin/wg-order?simpler+finsplintond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vwitem" form:control-implementation="ooo:com.sun.star.form.component.HiddenControl" form:id="control120" form:value="finsplintond"/>
          <form:hidden form:name="vwcatalog" form:control-implementation="ooo:com.sun.star.form.component.HiddenControl" form:id="control121" form:value="simpler"/>
          <form:button form:control-implementation="ooo:com.sun.star.form.component.CommandButton" form:id="control122" form:label="Order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.autodone" form:control-implementation="ooo:com.sun.star.form.component.HiddenControl" form:id="control123" form:value="http://www.simplerlife.com/bulfiraidsup.html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a xlink:type="simple" xlink:href="http://www.simplerlife.com/index.html"><draw:frame draw:style-name="fr1" draw:name="graphics1" text:anchor-type="as-char" svg:width="3.9374in" svg:height="0.25in" draw:z-index="29"><draw:image xlink:href="http://us.st11.yimg.com/us.st.yimg.com/I/simpler_1992_3611" xlink:type="simple" xlink:show="embed" xlink:actuate="onLoad"/></draw:frame></draw:a></text:p>
      <table:table table:name="Table1" table:style-name="Table1">
        <table:table-column table:style-name="Table1.A"/>
        <table:table-row>
          <table:table-cell office:value-type="string">
            <text:p text:style-name="P10"><draw:a xlink:type="simple" xlink:href="http://us.st11.yimg.com/us.st.yimg.com/I/simpler_1992_8088521"><draw:frame draw:style-name="fr1" draw:name="graphics2" text:anchor-type="as-char" svg:width="1.8752in" svg:height="1.7811in" draw:z-index="30"><draw:image xlink:href="http://us.st11.yimg.com/us.st.yimg.com/I/simpler_1992_8151623" xlink:type="simple" xlink:show="embed" xlink:actuate="onLoad"/><svg:desc>Click to enlarge</svg:desc></draw:frame></draw:a><text:line-break/><text:line-break/><draw:frame draw:style-name="fr1" draw:name="graphics3" text:anchor-type="as-char" svg:width="1.7083in" svg:height="0.1772in" draw:z-index="31"><draw:image xlink:href="http://us.st11.yimg.com/us.st.yimg.com/I/simpler_1992_8164017" xlink:type="simple" xlink:show="embed" xlink:actuate="onLoad"/><svg:desc>Bulk First Aid Supplies</svg:desc></draw:frame></text:p>
            <text:list text:style-name="L1">
              <text:list-item>
                <text:p text:style-name="P3"><text:bookmark text:name="top"/>Wholesale Pricing </text:p>
              </text:list-item>
              <text:list-item>
                <text:p text:style-name="P3">Case Lots Only </text:p>
              </text:list-item>
              <text:list-item>
                <text:p text:style-name="P11">Lesser Quantities Available at Additional Cost.</text:p>
              </text:list-item>
            </text:list>
            <text:p text:style-name="P10"><text:bookmark text:name="pricing2.gif"/><draw:frame draw:style-name="fr1" draw:name="graphics4" text:anchor-type="as-char" svg:width="3in" svg:height="0.75in" draw:z-index="32"><draw:image xlink:href="http://lib.store.yahoo.net/lib/simpler/pricing2.gif" xlink:type="simple" xlink:show="embed" xlink:actuate="onLoad"/></draw:frame></text:p>
            <text:p text:style-name="P10"><text:a xlink:type="simple" xlink:href="http://www.simplerlife.com/bulfiraidsup.html#bandages"><text:span text:style-name="T3">Bandages</text:span></text:a><text:span text:style-name="T2"> </text:span><text:span text:style-name="T3">· </text:span><text:a xlink:type="simple" xlink:href="http://www.simplerlife.com/bulfiraidsup.html#cpr"><text:span text:style-name="T3">CPR</text:span></text:a><text:span text:style-name="T3"> · </text:span><text:a xlink:type="simple" xlink:href="http://www.simplerlife.com/bulfiraidsup.html#instr"><text:span text:style-name="T3">Instruments</text:span></text:a><text:span text:style-name="T3"> · </text:span><text:a xlink:type="simple" xlink:href="http://www.simplerlife.com/bulfiraidsup.html#pads"><text:span text:style-name="T3">Pads</text:span></text:a><text:span text:style-name="T3"> · </text:span><text:a xlink:type="simple" xlink:href="http://www.simplerlife.com/bulfiraidsup.html#rolls"><text:span text:style-name="T3">Rolls,gauze,Non-sterile</text:span></text:a><text:span text:style-name="T3"> · </text:span><text:a xlink:type="simple" xlink:href="http://www.simplerlife.com/bulfiraidsup.html#tape"><text:span text:style-name="T3">Tape</text:span></text:a><text:span text:style-name="T3"> · </text:span><text:a xlink:type="simple" xlink:href="http://www.simplerlife.com/bulfiraidsup.html#wipes"><text:span text:style-name="T3">Wipes,Ointments</text:span></text:a><text:span text:style-name="T3"> · </text:span><text:a xlink:type="simple" xlink:href="http://www.simplerlife.com/bulfiraidsup.html#other"><text:span text:style-name="T3">Other</text:span></text:a><text:span text:style-name="T3"> ·</text:span></text:p>
            <text:p text:style-name="P12"><text:line-break/><text:line-break/></text:p>
            <text:p text:style-name="P8"><text:bookmark text:name="bandages"/>BANDAGES</text:p>
            <text:p text:style-name="P5"><text:line-break/><text:bookmark text:name="3bandages.jpg"/><draw:frame draw:style-name="fr1" draw:name="graphics5" text:anchor-type="as-char" svg:width="1.8854in" svg:height="1.1874in" draw:z-index="33"><draw:image xlink:href="http://lib.store.yahoo.net/lib/simpler/3bandages.jpg" xlink:type="simple" xlink:show="embed" xlink:actuate="onLoad"/></draw:frame>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graphics6" text:anchor-type="as-char" svg:width="0.0161in" svg:height="0.052in" draw:z-index="3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1" x 3" Band-aids 18,000/cs in 3 rolls of 6,000</text:span><text:line-break/><draw:frame draw:style-name="fr1" draw:name="graphics7" text:anchor-type="as-char" svg:width="0.0161in" svg:height="0.0209in" draw:z-index="35"><draw:image xlink:href="http://us.st1.yimg.com/store1.yimg.com/Img/trans_1x1.gif" xlink:type="simple" xlink:show="embed" xlink:actuate="onLoad"/><svg:desc>pad</svg:desc></draw:frame></text:p>
            <text:p text:style-name="P13"><text:span text:style-name="T1">$348.99</text:span><draw:frame draw:style-name="fr1" draw:name="graphics8" text:anchor-type="as-char" svg:width="0.1043in" svg:height="0.0161in" draw:z-index="36"><draw:image xlink:href="http://us.st1.yimg.com/store1.yimg.com/Img/trans_1x1.gif" xlink:type="simple" xlink:show="embed" xlink:actuate="onLoad"/><svg:desc>pad</svg:desc></draw:frame><draw:control text:anchor-type="as-char" draw:z-index="0" draw:style-name="gr1" draw:text-style-name="P16" svg:width="0.5516in" svg:height="0.3224in" draw:control="control3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" text:anchor-type="as-char" svg:width="0.0161in" svg:height="0.1563in" draw:z-index="3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" text:anchor-type="as-char" svg:width="0.0161in" svg:height="0.052in" draw:z-index="3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Ace Type Bandages 2" ------------------------------ 500/cs</text:span><text:line-break/><draw:frame draw:style-name="fr1" draw:name="graphics11" text:anchor-type="as-char" svg:width="0.0161in" svg:height="0.0209in" draw:z-index="39"><draw:image xlink:href="http://us.st1.yimg.com/store1.yimg.com/Img/trans_1x1.gif" xlink:type="simple" xlink:show="embed" xlink:actuate="onLoad"/><svg:desc>pad</svg:desc></draw:frame></text:p>
            <text:p text:style-name="P13"><text:soft-page-break/><text:span text:style-name="T1">$215.39</text:span><draw:frame draw:style-name="fr1" draw:name="graphics12" text:anchor-type="as-char" svg:width="0.1043in" svg:height="0.0161in" draw:z-index="40"><draw:image xlink:href="http://us.st1.yimg.com/store1.yimg.com/Img/trans_1x1.gif" xlink:type="simple" xlink:show="embed" xlink:actuate="onLoad"/><svg:desc>pad</svg:desc></draw:frame><draw:control text:anchor-type="as-char" draw:z-index="1" draw:style-name="gr1" draw:text-style-name="P16" svg:width="0.5516in" svg:height="0.3224in" draw:control="control7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" text:anchor-type="as-char" svg:width="0.0161in" svg:height="0.1563in" draw:z-index="4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4" text:anchor-type="as-char" svg:width="0.0161in" svg:height="0.052in" draw:z-index="4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Triangular Bandages 36" x 36" x 51" -----------240/cs</text:span><text:line-break/><draw:frame draw:style-name="fr1" draw:name="graphics15" text:anchor-type="as-char" svg:width="0.0161in" svg:height="0.0209in" draw:z-index="43"><draw:image xlink:href="http://us.st1.yimg.com/store1.yimg.com/Img/trans_1x1.gif" xlink:type="simple" xlink:show="embed" xlink:actuate="onLoad"/><svg:desc>pad</svg:desc></draw:frame></text:p>
            <text:p text:style-name="P13"><text:span text:style-name="T1">$93.60</text:span><draw:frame draw:style-name="fr1" draw:name="graphics16" text:anchor-type="as-char" svg:width="0.1043in" svg:height="0.0161in" draw:z-index="44"><draw:image xlink:href="http://us.st1.yimg.com/store1.yimg.com/Img/trans_1x1.gif" xlink:type="simple" xlink:show="embed" xlink:actuate="onLoad"/><svg:desc>pad</svg:desc></draw:frame><draw:control text:anchor-type="as-char" draw:z-index="2" draw:style-name="gr1" draw:text-style-name="P16" svg:width="0.5516in" svg:height="0.3224in" draw:control="control11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7" text:anchor-type="as-char" svg:width="0.0161in" svg:height="0.1563in" draw:z-index="4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8" text:anchor-type="as-char" svg:width="0.0161in" svg:height="0.052in" draw:z-index="4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Wound Closure Strips-6 /sheets --- 5000 sheets/cs.</text:span><text:line-break/><draw:frame draw:style-name="fr1" draw:name="graphics19" text:anchor-type="as-char" svg:width="0.0161in" svg:height="0.0209in" draw:z-index="47"><draw:image xlink:href="http://us.st1.yimg.com/store1.yimg.com/Img/trans_1x1.gif" xlink:type="simple" xlink:show="embed" xlink:actuate="onLoad"/><svg:desc>pad</svg:desc></draw:frame></text:p>
            <text:p text:style-name="P13"><text:span text:style-name="T1">$849.00</text:span><draw:frame draw:style-name="fr1" draw:name="graphics20" text:anchor-type="as-char" svg:width="0.1043in" svg:height="0.0161in" draw:z-index="48"><draw:image xlink:href="http://us.st1.yimg.com/store1.yimg.com/Img/trans_1x1.gif" xlink:type="simple" xlink:show="embed" xlink:actuate="onLoad"/><svg:desc>pad</svg:desc></draw:frame><draw:control text:anchor-type="as-char" draw:z-index="3" draw:style-name="gr1" draw:text-style-name="P16" svg:width="0.5516in" svg:height="0.3224in" draw:control="control15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21" text:anchor-type="as-char" svg:width="0.0161in" svg:height="0.1563in" draw:z-index="4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22" text:anchor-type="as-char" svg:width="0.0161in" svg:height="0.052in" draw:z-index="5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cpr"/>CPR</text:p>
            <text:p text:style-name="P14"><text:line-break/><draw:frame draw:style-name="fr1" draw:name="graphics23" text:anchor-type="as-char" svg:width="0.0161in" svg:height="0.0209in" draw:z-index="51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24" text:anchor-type="as-char" svg:width="0.1043in" svg:height="0.0161in" draw:z-index="5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25" text:anchor-type="as-char" svg:width="0.0161in" svg:height="0.1563in" draw:z-index="5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26" text:anchor-type="as-char" svg:width="0.0161in" svg:height="0.052in" draw:z-index="5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CPR One way Valves ------------------------------------1000/cs</text:span><text:line-break/><draw:frame draw:style-name="fr1" draw:name="graphics27" text:anchor-type="as-char" svg:width="0.0161in" svg:height="0.0209in" draw:z-index="55"><draw:image xlink:href="http://us.st1.yimg.com/store1.yimg.com/Img/trans_1x1.gif" xlink:type="simple" xlink:show="embed" xlink:actuate="onLoad"/><svg:desc>pad</svg:desc></draw:frame></text:p>
            <text:p text:style-name="P13"><text:span text:style-name="T1">$1,500.00</text:span><draw:frame draw:style-name="fr1" draw:name="graphics28" text:anchor-type="as-char" svg:width="0.1043in" svg:height="0.0161in" draw:z-index="56"><draw:image xlink:href="http://us.st1.yimg.com/store1.yimg.com/Img/trans_1x1.gif" xlink:type="simple" xlink:show="embed" xlink:actuate="onLoad"/><svg:desc>pad</svg:desc></draw:frame><draw:control text:anchor-type="as-char" draw:z-index="4" draw:style-name="gr1" draw:text-style-name="P16" svg:width="0.5516in" svg:height="0.3224in" draw:control="control20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29" text:anchor-type="as-char" svg:width="0.0161in" svg:height="0.1563in" draw:z-index="5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30" text:anchor-type="as-char" svg:width="0.0161in" svg:height="0.052in" draw:z-index="5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CPR Kits, 1-One way valve &amp; <text:line-break/>1 antiseptic wipe &amp; 2 gloves ------------------------72/cs</text:span><text:line-break/><draw:frame draw:style-name="fr1" draw:name="graphics31" text:anchor-type="as-char" svg:width="0.0161in" svg:height="0.0209in" draw:z-index="59"><draw:image xlink:href="http://us.st1.yimg.com/store1.yimg.com/Img/trans_1x1.gif" xlink:type="simple" xlink:show="embed" xlink:actuate="onLoad"/><svg:desc>pad</svg:desc></draw:frame></text:p>
            <text:p text:style-name="P13"><text:span text:style-name="T1">$172.80</text:span><draw:frame draw:style-name="fr1" draw:name="graphics32" text:anchor-type="as-char" svg:width="0.1043in" svg:height="0.0161in" draw:z-index="60"><draw:image xlink:href="http://us.st1.yimg.com/store1.yimg.com/Img/trans_1x1.gif" xlink:type="simple" xlink:show="embed" xlink:actuate="onLoad"/><svg:desc>pad</svg:desc></draw:frame><draw:control text:anchor-type="as-char" draw:z-index="5" draw:style-name="gr1" draw:text-style-name="P16" svg:width="0.5516in" svg:height="0.3224in" draw:control="control24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33" text:anchor-type="as-char" svg:width="0.0161in" svg:height="0.1563in" draw:z-index="6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34" text:anchor-type="as-char" svg:width="0.0161in" svg:height="0.052in" draw:z-index="6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instruments"/>INSTRUMENTS</text:p>
            <text:p text:style-name="P14"><text:line-break/><draw:frame draw:style-name="fr1" draw:name="graphics35" text:anchor-type="as-char" svg:width="0.0161in" svg:height="0.0209in" draw:z-index="63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36" text:anchor-type="as-char" svg:width="0.1043in" svg:height="0.0161in" draw:z-index="6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37" text:anchor-type="as-char" svg:width="0.0161in" svg:height="0.1563in" draw:z-index="6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38" text:anchor-type="as-char" svg:width="0.0161in" svg:height="0.052in" draw:z-index="6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Scissor, Metal 4.5"--------------------------1000/cs</text:span><text:line-break/><draw:frame draw:style-name="fr1" draw:name="graphics39" text:anchor-type="as-char" svg:width="0.0161in" svg:height="0.0209in" draw:z-index="67"><draw:image xlink:href="http://us.st1.yimg.com/store1.yimg.com/Img/trans_1x1.gif" xlink:type="simple" xlink:show="embed" xlink:actuate="onLoad"/><svg:desc>pad</svg:desc></draw:frame></text:p>
            <text:p text:style-name="P13"><text:span text:style-name="T1">$419.79</text:span><draw:frame draw:style-name="fr1" draw:name="graphics40" text:anchor-type="as-char" svg:width="0.1043in" svg:height="0.0161in" draw:z-index="68"><draw:image xlink:href="http://us.st1.yimg.com/store1.yimg.com/Img/trans_1x1.gif" xlink:type="simple" xlink:show="embed" xlink:actuate="onLoad"/><svg:desc>pad</svg:desc></draw:frame><draw:control text:anchor-type="as-char" draw:z-index="6" draw:style-name="gr1" draw:text-style-name="P16" svg:width="0.5516in" svg:height="0.3224in" draw:control="control29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41" text:anchor-type="as-char" svg:width="0.0161in" svg:height="0.1563in" draw:z-index="6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42" text:anchor-type="as-char" svg:width="0.0161in" svg:height="0.052in" draw:z-index="7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Scissor, Metal 7" ----------------------------1000/cs</text:span><text:line-break/><draw:frame draw:style-name="fr1" draw:name="graphics43" text:anchor-type="as-char" svg:width="0.0161in" svg:height="0.0209in" draw:z-index="71"><draw:image xlink:href="http://us.st1.yimg.com/store1.yimg.com/Img/trans_1x1.gif" xlink:type="simple" xlink:show="embed" xlink:actuate="onLoad"/><svg:desc>pad</svg:desc></draw:frame></text:p>
            <text:p text:style-name="P13"><text:soft-page-break/><text:span text:style-name="T1">$1,500.00</text:span><draw:frame draw:style-name="fr1" draw:name="graphics44" text:anchor-type="as-char" svg:width="0.1043in" svg:height="0.0161in" draw:z-index="72"><draw:image xlink:href="http://us.st1.yimg.com/store1.yimg.com/Img/trans_1x1.gif" xlink:type="simple" xlink:show="embed" xlink:actuate="onLoad"/><svg:desc>pad</svg:desc></draw:frame><draw:control text:anchor-type="as-char" draw:z-index="7" draw:style-name="gr1" draw:text-style-name="P16" svg:width="0.5516in" svg:height="0.3224in" draw:control="control33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45" text:anchor-type="as-char" svg:width="0.0161in" svg:height="0.1563in" draw:z-index="7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46" text:anchor-type="as-char" svg:width="0.0161in" svg:height="0.052in" draw:z-index="7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Tweezer, Metal 3" - Slanted-----------2400/cs</text:span><text:line-break/><draw:frame draw:style-name="fr1" draw:name="graphics47" text:anchor-type="as-char" svg:width="0.0161in" svg:height="0.0209in" draw:z-index="75"><draw:image xlink:href="http://us.st1.yimg.com/store1.yimg.com/Img/trans_1x1.gif" xlink:type="simple" xlink:show="embed" xlink:actuate="onLoad"/><svg:desc>pad</svg:desc></draw:frame></text:p>
            <text:p text:style-name="P13"><text:span text:style-name="T1">$490.00</text:span><draw:frame draw:style-name="fr1" draw:name="graphics48" text:anchor-type="as-char" svg:width="0.1043in" svg:height="0.0161in" draw:z-index="76"><draw:image xlink:href="http://us.st1.yimg.com/store1.yimg.com/Img/trans_1x1.gif" xlink:type="simple" xlink:show="embed" xlink:actuate="onLoad"/><svg:desc>pad</svg:desc></draw:frame><draw:control text:anchor-type="as-char" draw:z-index="8" draw:style-name="gr1" draw:text-style-name="P16" svg:width="0.5516in" svg:height="0.3224in" draw:control="control37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49" text:anchor-type="as-char" svg:width="0.0161in" svg:height="0.1563in" draw:z-index="7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50" text:anchor-type="as-char" svg:width="0.0161in" svg:height="0.052in" draw:z-index="7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pads"/>PADS</text:p>
            <text:p text:style-name="P14"><text:line-break/><draw:frame draw:style-name="fr1" draw:name="graphics51" text:anchor-type="as-char" svg:width="0.0161in" svg:height="0.0209in" draw:z-index="79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52" text:anchor-type="as-char" svg:width="0.1043in" svg:height="0.0161in" draw:z-index="8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53" text:anchor-type="as-char" svg:width="0.0161in" svg:height="0.1563in" draw:z-index="8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54" text:anchor-type="as-char" svg:width="0.0161in" svg:height="0.052in" draw:z-index="8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Eye Pads 2" Round-------------------------------------------600/cs</text:span><text:line-break/><draw:frame draw:style-name="fr1" draw:name="graphics55" text:anchor-type="as-char" svg:width="0.0161in" svg:height="0.0209in" draw:z-index="83"><draw:image xlink:href="http://us.st1.yimg.com/store1.yimg.com/Img/trans_1x1.gif" xlink:type="simple" xlink:show="embed" xlink:actuate="onLoad"/><svg:desc>pad</svg:desc></draw:frame></text:p>
            <text:p text:style-name="P13"><text:span text:style-name="T1">$78.00</text:span><draw:frame draw:style-name="fr1" draw:name="graphics56" text:anchor-type="as-char" svg:width="0.1043in" svg:height="0.0161in" draw:z-index="84"><draw:image xlink:href="http://us.st1.yimg.com/store1.yimg.com/Img/trans_1x1.gif" xlink:type="simple" xlink:show="embed" xlink:actuate="onLoad"/><svg:desc>pad</svg:desc></draw:frame><draw:control text:anchor-type="as-char" draw:z-index="9" draw:style-name="gr1" draw:text-style-name="P16" svg:width="0.5516in" svg:height="0.3224in" draw:control="control42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57" text:anchor-type="as-char" svg:width="0.0161in" svg:height="0.1563in" draw:z-index="8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58" text:anchor-type="as-char" svg:width="0.0161in" svg:height="0.052in" draw:z-index="8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Gauze 2" x 2" Sterile 8 ply -----------------------------3000/cs</text:span><text:line-break/><draw:frame draw:style-name="fr1" draw:name="graphics59" text:anchor-type="as-char" svg:width="0.0161in" svg:height="0.0209in" draw:z-index="87"><draw:image xlink:href="http://us.st1.yimg.com/store1.yimg.com/Img/trans_1x1.gif" xlink:type="simple" xlink:show="embed" xlink:actuate="onLoad"/><svg:desc>pad</svg:desc></draw:frame></text:p>
            <text:p text:style-name="P13"><text:span text:style-name="T1">$89.00</text:span><draw:frame draw:style-name="fr1" draw:name="graphics60" text:anchor-type="as-char" svg:width="0.1043in" svg:height="0.0161in" draw:z-index="88"><draw:image xlink:href="http://us.st1.yimg.com/store1.yimg.com/Img/trans_1x1.gif" xlink:type="simple" xlink:show="embed" xlink:actuate="onLoad"/><svg:desc>pad</svg:desc></draw:frame><draw:control text:anchor-type="as-char" draw:z-index="10" draw:style-name="gr1" draw:text-style-name="P16" svg:width="0.5516in" svg:height="0.3224in" draw:control="control46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61" text:anchor-type="as-char" svg:width="0.0161in" svg:height="0.1563in" draw:z-index="8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62" text:anchor-type="as-char" svg:width="0.0161in" svg:height="0.052in" draw:z-index="9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Gauze 4" x 4" Sterile 12 ply ---------------------------1200/cs</text:span><text:line-break/><draw:frame draw:style-name="fr1" draw:name="graphics63" text:anchor-type="as-char" svg:width="0.0161in" svg:height="0.0209in" draw:z-index="91"><draw:image xlink:href="http://us.st1.yimg.com/store1.yimg.com/Img/trans_1x1.gif" xlink:type="simple" xlink:show="embed" xlink:actuate="onLoad"/><svg:desc>pad</svg:desc></draw:frame></text:p>
            <text:p text:style-name="P13"><text:span text:style-name="T1">$89.00</text:span><draw:frame draw:style-name="fr1" draw:name="graphics64" text:anchor-type="as-char" svg:width="0.1043in" svg:height="0.0161in" draw:z-index="92"><draw:image xlink:href="http://us.st1.yimg.com/store1.yimg.com/Img/trans_1x1.gif" xlink:type="simple" xlink:show="embed" xlink:actuate="onLoad"/><svg:desc>pad</svg:desc></draw:frame><draw:control text:anchor-type="as-char" draw:z-index="11" draw:style-name="gr1" draw:text-style-name="P16" svg:width="0.5516in" svg:height="0.3224in" draw:control="control50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65" text:anchor-type="as-char" svg:width="0.0161in" svg:height="0.1563in" draw:z-index="9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66" text:anchor-type="as-char" svg:width="0.0161in" svg:height="0.052in" draw:z-index="9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Gauze 5" x 9" Sterile --------------------------------------400/cs</text:span><text:line-break/><draw:frame draw:style-name="fr1" draw:name="graphics67" text:anchor-type="as-char" svg:width="0.0161in" svg:height="0.0209in" draw:z-index="95"><draw:image xlink:href="http://us.st1.yimg.com/store1.yimg.com/Img/trans_1x1.gif" xlink:type="simple" xlink:show="embed" xlink:actuate="onLoad"/><svg:desc>pad</svg:desc></draw:frame></text:p>
            <text:p text:style-name="P13"><text:span text:style-name="T1">$99.00</text:span><draw:frame draw:style-name="fr1" draw:name="graphics68" text:anchor-type="as-char" svg:width="0.1043in" svg:height="0.0161in" draw:z-index="96"><draw:image xlink:href="http://us.st1.yimg.com/store1.yimg.com/Img/trans_1x1.gif" xlink:type="simple" xlink:show="embed" xlink:actuate="onLoad"/><svg:desc>pad</svg:desc></draw:frame><draw:control text:anchor-type="as-char" draw:z-index="12" draw:style-name="gr1" draw:text-style-name="P16" svg:width="0.5516in" svg:height="0.3224in" draw:control="control54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69" text:anchor-type="as-char" svg:width="0.0161in" svg:height="0.1563in" draw:z-index="9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70" text:anchor-type="as-char" svg:width="0.0161in" svg:height="0.052in" draw:z-index="9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Non Adherent 2" x 3" -------------------------------------1200/cs</text:span><text:line-break/><draw:frame draw:style-name="fr1" draw:name="graphics71" text:anchor-type="as-char" svg:width="0.0161in" svg:height="0.0209in" draw:z-index="99"><draw:image xlink:href="http://us.st1.yimg.com/store1.yimg.com/Img/trans_1x1.gif" xlink:type="simple" xlink:show="embed" xlink:actuate="onLoad"/><svg:desc>pad</svg:desc></draw:frame></text:p>
            <text:p text:style-name="P13"><text:span text:style-name="T1">$79.00</text:span><draw:frame draw:style-name="fr1" draw:name="graphics72" text:anchor-type="as-char" svg:width="0.1043in" svg:height="0.0161in" draw:z-index="100"><draw:image xlink:href="http://us.st1.yimg.com/store1.yimg.com/Img/trans_1x1.gif" xlink:type="simple" xlink:show="embed" xlink:actuate="onLoad"/><svg:desc>pad</svg:desc></draw:frame><draw:control text:anchor-type="as-char" draw:z-index="13" draw:style-name="gr1" draw:text-style-name="P16" svg:width="0.5516in" svg:height="0.3224in" draw:control="control58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73" text:anchor-type="as-char" svg:width="0.0161in" svg:height="0.1563in" draw:z-index="10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74" text:anchor-type="as-char" svg:width="0.0161in" svg:height="0.052in" draw:z-index="10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Telfa 2" x 3" ----------------------------------------------10,000/cs</text:span><text:line-break/><draw:frame draw:style-name="fr1" draw:name="graphics75" text:anchor-type="as-char" svg:width="0.0161in" svg:height="0.0209in" draw:z-index="103"><draw:image xlink:href="http://us.st1.yimg.com/store1.yimg.com/Img/trans_1x1.gif" xlink:type="simple" xlink:show="embed" xlink:actuate="onLoad"/><svg:desc>pad</svg:desc></draw:frame></text:p>
            <text:p text:style-name="P13"><text:soft-page-break/><text:span text:style-name="T1">$997.00</text:span><draw:frame draw:style-name="fr1" draw:name="graphics76" text:anchor-type="as-char" svg:width="0.1043in" svg:height="0.0161in" draw:z-index="104"><draw:image xlink:href="http://us.st1.yimg.com/store1.yimg.com/Img/trans_1x1.gif" xlink:type="simple" xlink:show="embed" xlink:actuate="onLoad"/><svg:desc>pad</svg:desc></draw:frame><draw:control text:anchor-type="as-char" draw:z-index="14" draw:style-name="gr1" draw:text-style-name="P16" svg:width="0.5516in" svg:height="0.3224in" draw:control="control62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77" text:anchor-type="as-char" svg:width="0.0161in" svg:height="0.1563in" draw:z-index="10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78" text:anchor-type="as-char" svg:width="0.0161in" svg:height="0.052in" draw:z-index="10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ROLLS,GAUZE, NON-STERILE"/>ROLLS,GAUZE, NON-STERILE</text:p>
            <text:p text:style-name="P14"><text:line-break/><draw:frame draw:style-name="fr1" draw:name="graphics79" text:anchor-type="as-char" svg:width="0.0161in" svg:height="0.0209in" draw:z-index="107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80" text:anchor-type="as-char" svg:width="0.1043in" svg:height="0.0161in" draw:z-index="10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81" text:anchor-type="as-char" svg:width="0.0161in" svg:height="0.1563in" draw:z-index="10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82" text:anchor-type="as-char" svg:width="0.0161in" svg:height="0.052in" draw:z-index="11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2" x 4.1 yds. N.S.----------------500/cs</text:span><text:line-break/><draw:frame draw:style-name="fr1" draw:name="graphics83" text:anchor-type="as-char" svg:width="0.0161in" svg:height="0.0209in" draw:z-index="111"><draw:image xlink:href="http://us.st1.yimg.com/store1.yimg.com/Img/trans_1x1.gif" xlink:type="simple" xlink:show="embed" xlink:actuate="onLoad"/><svg:desc>pad</svg:desc></draw:frame></text:p>
            <text:p text:style-name="P13"><text:span text:style-name="T1">$89.00</text:span><draw:frame draw:style-name="fr1" draw:name="graphics84" text:anchor-type="as-char" svg:width="0.1043in" svg:height="0.0161in" draw:z-index="112"><draw:image xlink:href="http://us.st1.yimg.com/store1.yimg.com/Img/trans_1x1.gif" xlink:type="simple" xlink:show="embed" xlink:actuate="onLoad"/><svg:desc>pad</svg:desc></draw:frame><draw:control text:anchor-type="as-char" draw:z-index="15" draw:style-name="gr1" draw:text-style-name="P16" svg:width="0.5516in" svg:height="0.3224in" draw:control="control67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85" text:anchor-type="as-char" svg:width="0.0161in" svg:height="0.1563in" draw:z-index="11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86" text:anchor-type="as-char" svg:width="0.0161in" svg:height="0.052in" draw:z-index="11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3" x 4.1 yds. N.S.------------------96/cs</text:span><text:line-break/><draw:frame draw:style-name="fr1" draw:name="graphics87" text:anchor-type="as-char" svg:width="0.0161in" svg:height="0.0209in" draw:z-index="115"><draw:image xlink:href="http://us.st1.yimg.com/store1.yimg.com/Img/trans_1x1.gif" xlink:type="simple" xlink:show="embed" xlink:actuate="onLoad"/><svg:desc>pad</svg:desc></draw:frame></text:p>
            <text:p text:style-name="P13"><text:span text:style-name="T1">$25.92</text:span><draw:frame draw:style-name="fr1" draw:name="graphics88" text:anchor-type="as-char" svg:width="0.1043in" svg:height="0.0161in" draw:z-index="116"><draw:image xlink:href="http://us.st1.yimg.com/store1.yimg.com/Img/trans_1x1.gif" xlink:type="simple" xlink:show="embed" xlink:actuate="onLoad"/><svg:desc>pad</svg:desc></draw:frame><draw:control text:anchor-type="as-char" draw:z-index="16" draw:style-name="gr1" draw:text-style-name="P16" svg:width="0.5516in" svg:height="0.3224in" draw:control="control71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89" text:anchor-type="as-char" svg:width="0.0161in" svg:height="0.1563in" draw:z-index="11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0" text:anchor-type="as-char" svg:width="0.0161in" svg:height="0.052in" draw:z-index="11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4" x 4.1 yds. N.S.---------------500/cs</text:span><text:line-break/><draw:frame draw:style-name="fr1" draw:name="graphics91" text:anchor-type="as-char" svg:width="0.0161in" svg:height="0.0209in" draw:z-index="119"><draw:image xlink:href="http://us.st1.yimg.com/store1.yimg.com/Img/trans_1x1.gif" xlink:type="simple" xlink:show="embed" xlink:actuate="onLoad"/><svg:desc>pad</svg:desc></draw:frame></text:p>
            <text:p text:style-name="P13"><text:span text:style-name="T1">$195.00</text:span><draw:frame draw:style-name="fr1" draw:name="graphics92" text:anchor-type="as-char" svg:width="0.1043in" svg:height="0.0161in" draw:z-index="120"><draw:image xlink:href="http://us.st1.yimg.com/store1.yimg.com/Img/trans_1x1.gif" xlink:type="simple" xlink:show="embed" xlink:actuate="onLoad"/><svg:desc>pad</svg:desc></draw:frame><draw:control text:anchor-type="as-char" draw:z-index="17" draw:style-name="gr1" draw:text-style-name="P16" svg:width="0.5516in" svg:height="0.3224in" draw:control="control75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3" text:anchor-type="as-char" svg:width="0.0161in" svg:height="0.1563in" draw:z-index="12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4" text:anchor-type="as-char" svg:width="0.0161in" svg:height="0.052in" draw:z-index="12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tape"/>TAPE</text:p>
            <text:p text:style-name="P14"><text:line-break/><draw:frame draw:style-name="fr1" draw:name="graphics95" text:anchor-type="as-char" svg:width="0.0161in" svg:height="0.0209in" draw:z-index="123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96" text:anchor-type="as-char" svg:width="0.1043in" svg:height="0.0161in" draw:z-index="12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7" text:anchor-type="as-char" svg:width="0.0161in" svg:height="0.1563in" draw:z-index="12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98" text:anchor-type="as-char" svg:width="0.0161in" svg:height="0.052in" draw:z-index="12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½" x 2½ yds.- No Shell------------------1260/cs</text:span><text:line-break/><draw:frame draw:style-name="fr1" draw:name="graphics99" text:anchor-type="as-char" svg:width="0.0161in" svg:height="0.0209in" draw:z-index="127"><draw:image xlink:href="http://us.st1.yimg.com/store1.yimg.com/Img/trans_1x1.gif" xlink:type="simple" xlink:show="embed" xlink:actuate="onLoad"/><svg:desc>pad</svg:desc></draw:frame></text:p>
            <text:p text:style-name="P13"><text:span text:style-name="T1">$169.00</text:span><draw:frame draw:style-name="fr1" draw:name="graphics100" text:anchor-type="as-char" svg:width="0.1043in" svg:height="0.0161in" draw:z-index="128"><draw:image xlink:href="http://us.st1.yimg.com/store1.yimg.com/Img/trans_1x1.gif" xlink:type="simple" xlink:show="embed" xlink:actuate="onLoad"/><svg:desc>pad</svg:desc></draw:frame><draw:control text:anchor-type="as-char" draw:z-index="18" draw:style-name="gr1" draw:text-style-name="P16" svg:width="0.5516in" svg:height="0.3224in" draw:control="control80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1" text:anchor-type="as-char" svg:width="0.0161in" svg:height="0.1563in" draw:z-index="12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2" text:anchor-type="as-char" svg:width="0.0161in" svg:height="0.052in" draw:z-index="13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½" x 5 yds. - No Shell ---------------------864/cs</text:span><text:line-break/><draw:frame draw:style-name="fr1" draw:name="graphics103" text:anchor-type="as-char" svg:width="0.0161in" svg:height="0.0209in" draw:z-index="131"><draw:image xlink:href="http://us.st1.yimg.com/store1.yimg.com/Img/trans_1x1.gif" xlink:type="simple" xlink:show="embed" xlink:actuate="onLoad"/><svg:desc>pad</svg:desc></draw:frame></text:p>
            <text:p text:style-name="P13"><text:span text:style-name="T1">$249.00</text:span><draw:frame draw:style-name="fr1" draw:name="graphics104" text:anchor-type="as-char" svg:width="0.1043in" svg:height="0.0161in" draw:z-index="132"><draw:image xlink:href="http://us.st1.yimg.com/store1.yimg.com/Img/trans_1x1.gif" xlink:type="simple" xlink:show="embed" xlink:actuate="onLoad"/><svg:desc>pad</svg:desc></draw:frame><draw:control text:anchor-type="as-char" draw:z-index="19" draw:style-name="gr1" draw:text-style-name="P16" svg:width="0.5516in" svg:height="0.3224in" draw:control="control84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5" text:anchor-type="as-char" svg:width="0.0161in" svg:height="0.1563in" draw:z-index="13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6" text:anchor-type="as-char" svg:width="0.0161in" svg:height="0.052in" draw:z-index="13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½" x 5 yds.- with shell --------------------480/cs</text:span><text:line-break/><draw:frame draw:style-name="fr1" draw:name="graphics107" text:anchor-type="as-char" svg:width="0.0161in" svg:height="0.0209in" draw:z-index="135"><draw:image xlink:href="http://us.st1.yimg.com/store1.yimg.com/Img/trans_1x1.gif" xlink:type="simple" xlink:show="embed" xlink:actuate="onLoad"/><svg:desc>pad</svg:desc></draw:frame></text:p>
            <text:p text:style-name="P13"><text:soft-page-break/><text:span text:style-name="T1">$169.00</text:span><draw:frame draw:style-name="fr1" draw:name="graphics108" text:anchor-type="as-char" svg:width="0.1043in" svg:height="0.0161in" draw:z-index="136"><draw:image xlink:href="http://us.st1.yimg.com/store1.yimg.com/Img/trans_1x1.gif" xlink:type="simple" xlink:show="embed" xlink:actuate="onLoad"/><svg:desc>pad</svg:desc></draw:frame><draw:control text:anchor-type="as-char" draw:z-index="20" draw:style-name="gr1" draw:text-style-name="P16" svg:width="0.5516in" svg:height="0.3224in" draw:control="control88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09" text:anchor-type="as-char" svg:width="0.0161in" svg:height="0.1563in" draw:z-index="13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10" text:anchor-type="as-char" svg:width="0.0161in" svg:height="0.052in" draw:z-index="13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1" x 5 yds. with Shell ----------------------210/cs</text:span><text:line-break/><draw:frame draw:style-name="fr1" draw:name="graphics111" text:anchor-type="as-char" svg:width="0.0161in" svg:height="0.0209in" draw:z-index="139"><draw:image xlink:href="http://us.st1.yimg.com/store1.yimg.com/Img/trans_1x1.gif" xlink:type="simple" xlink:show="embed" xlink:actuate="onLoad"/><svg:desc>pad</svg:desc></draw:frame></text:p>
            <text:p text:style-name="P13"><text:span text:style-name="T1">$129.00</text:span><draw:frame draw:style-name="fr1" draw:name="graphics112" text:anchor-type="as-char" svg:width="0.1043in" svg:height="0.0161in" draw:z-index="140"><draw:image xlink:href="http://us.st1.yimg.com/store1.yimg.com/Img/trans_1x1.gif" xlink:type="simple" xlink:show="embed" xlink:actuate="onLoad"/><svg:desc>pad</svg:desc></draw:frame><draw:control text:anchor-type="as-char" draw:z-index="21" draw:style-name="gr1" draw:text-style-name="P16" svg:width="0.5516in" svg:height="0.3224in" draw:control="control92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13" text:anchor-type="as-char" svg:width="0.0161in" svg:height="0.1563in" draw:z-index="14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14" text:anchor-type="as-char" svg:width="0.0161in" svg:height="0.052in" draw:z-index="14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WIPES - OINTMENTS"/>WIPES - OINTMENTS</text:p>
            <text:p text:style-name="P14"><text:line-break/><draw:frame draw:style-name="fr1" draw:name="graphics115" text:anchor-type="as-char" svg:width="0.0161in" svg:height="0.0209in" draw:z-index="143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116" text:anchor-type="as-char" svg:width="0.1043in" svg:height="0.0161in" draw:z-index="14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17" text:anchor-type="as-char" svg:width="0.0161in" svg:height="0.1563in" draw:z-index="14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18" text:anchor-type="as-char" svg:width="0.0161in" svg:height="0.052in" draw:z-index="14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Alcohol Wipes ---------------------------------------3000/cs</text:span><text:line-break/><draw:frame draw:style-name="fr1" draw:name="graphics119" text:anchor-type="as-char" svg:width="0.0161in" svg:height="0.0209in" draw:z-index="147"><draw:image xlink:href="http://us.st1.yimg.com/store1.yimg.com/Img/trans_1x1.gif" xlink:type="simple" xlink:show="embed" xlink:actuate="onLoad"/><svg:desc>pad</svg:desc></draw:frame></text:p>
            <text:p text:style-name="P13"><text:span text:style-name="T1">$49.00</text:span><draw:frame draw:style-name="fr1" draw:name="graphics120" text:anchor-type="as-char" svg:width="0.1043in" svg:height="0.0161in" draw:z-index="148"><draw:image xlink:href="http://us.st1.yimg.com/store1.yimg.com/Img/trans_1x1.gif" xlink:type="simple" xlink:show="embed" xlink:actuate="onLoad"/><svg:desc>pad</svg:desc></draw:frame><draw:control text:anchor-type="as-char" draw:z-index="22" draw:style-name="gr1" draw:text-style-name="P16" svg:width="0.5516in" svg:height="0.3224in" draw:control="control97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21" text:anchor-type="as-char" svg:width="0.0161in" svg:height="0.1563in" draw:z-index="14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22" text:anchor-type="as-char" svg:width="0.0161in" svg:height="0.052in" draw:z-index="15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Antibiotic Ointment 1/32 oz.----2000cs</text:span><text:line-break/><draw:frame draw:style-name="fr1" draw:name="graphics123" text:anchor-type="as-char" svg:width="0.0161in" svg:height="0.0209in" draw:z-index="151"><draw:image xlink:href="http://us.st1.yimg.com/store1.yimg.com/Img/trans_1x1.gif" xlink:type="simple" xlink:show="embed" xlink:actuate="onLoad"/><svg:desc>pad</svg:desc></draw:frame></text:p>
            <text:p text:style-name="P13"><text:span text:style-name="T1">$149.00</text:span><draw:frame draw:style-name="fr1" draw:name="graphics124" text:anchor-type="as-char" svg:width="0.1043in" svg:height="0.0161in" draw:z-index="152"><draw:image xlink:href="http://us.st1.yimg.com/store1.yimg.com/Img/trans_1x1.gif" xlink:type="simple" xlink:show="embed" xlink:actuate="onLoad"/><svg:desc>pad</svg:desc></draw:frame><draw:control text:anchor-type="as-char" draw:z-index="23" draw:style-name="gr1" draw:text-style-name="P16" svg:width="0.5516in" svg:height="0.3224in" draw:control="control101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25" text:anchor-type="as-char" svg:width="0.0161in" svg:height="0.1563in" draw:z-index="15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26" text:anchor-type="as-char" svg:width="0.0161in" svg:height="0.052in" draw:z-index="15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Swab Sticks, Generic Betadine---------------500/cs</text:span><text:line-break/><draw:frame draw:style-name="fr1" draw:name="graphics127" text:anchor-type="as-char" svg:width="0.0161in" svg:height="0.0209in" draw:z-index="155"><draw:image xlink:href="http://us.st1.yimg.com/store1.yimg.com/Img/trans_1x1.gif" xlink:type="simple" xlink:show="embed" xlink:actuate="onLoad"/><svg:desc>pad</svg:desc></draw:frame></text:p>
            <text:p text:style-name="P13"><text:span text:style-name="T1">$74.50</text:span><draw:frame draw:style-name="fr1" draw:name="graphics128" text:anchor-type="as-char" svg:width="0.1043in" svg:height="0.0161in" draw:z-index="156"><draw:image xlink:href="http://us.st1.yimg.com/store1.yimg.com/Img/trans_1x1.gif" xlink:type="simple" xlink:show="embed" xlink:actuate="onLoad"/><svg:desc>pad</svg:desc></draw:frame><draw:control text:anchor-type="as-char" draw:z-index="24" draw:style-name="gr1" draw:text-style-name="P16" svg:width="0.5516in" svg:height="0.3224in" draw:control="control105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29" text:anchor-type="as-char" svg:width="0.0161in" svg:height="0.1563in" draw:z-index="157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0" text:anchor-type="as-char" svg:width="0.0161in" svg:height="0.052in" draw:z-index="158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8"><text:bookmark text:name="other"/>OTHER</text:p>
            <text:p text:style-name="P14"><text:line-break/><draw:frame draw:style-name="fr1" draw:name="graphics131" text:anchor-type="as-char" svg:width="0.0161in" svg:height="0.0209in" draw:z-index="159"><draw:image xlink:href="http://us.st1.yimg.com/store1.yimg.com/Img/trans_1x1.gif" xlink:type="simple" xlink:show="embed" xlink:actuate="onLoad"/><svg:desc>pad</svg:desc></draw:frame></text:p>
            <text:p text:style-name="P15"><draw:frame draw:style-name="fr1" draw:name="graphics132" text:anchor-type="as-char" svg:width="0.1043in" svg:height="0.0161in" draw:z-index="16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3" text:anchor-type="as-char" svg:width="0.0161in" svg:height="0.1563in" draw:z-index="161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4" text:anchor-type="as-char" svg:width="0.0161in" svg:height="0.052in" draw:z-index="162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Cold / Hot Packs - Reusable 5" x 6"/No Box-178/cs</text:span><text:line-break/><draw:frame draw:style-name="fr1" draw:name="graphics135" text:anchor-type="as-char" svg:width="0.0161in" svg:height="0.0209in" draw:z-index="163"><draw:image xlink:href="http://us.st1.yimg.com/store1.yimg.com/Img/trans_1x1.gif" xlink:type="simple" xlink:show="embed" xlink:actuate="onLoad"/><svg:desc>pad</svg:desc></draw:frame></text:p>
            <text:p text:style-name="P13"><text:span text:style-name="T1">$97.90</text:span><draw:frame draw:style-name="fr1" draw:name="graphics136" text:anchor-type="as-char" svg:width="0.1043in" svg:height="0.0161in" draw:z-index="164"><draw:image xlink:href="http://us.st1.yimg.com/store1.yimg.com/Img/trans_1x1.gif" xlink:type="simple" xlink:show="embed" xlink:actuate="onLoad"/><svg:desc>pad</svg:desc></draw:frame><draw:control text:anchor-type="as-char" draw:z-index="25" draw:style-name="gr1" draw:text-style-name="P16" svg:width="0.5516in" svg:height="0.3224in" draw:control="control110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7" text:anchor-type="as-char" svg:width="0.0161in" svg:height="0.1563in" draw:z-index="165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38" text:anchor-type="as-char" svg:width="0.0161in" svg:height="0.052in" draw:z-index="166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Cold Packs (1 Time use) 5"x 6"/No box--------125/cs</text:span><text:line-break/><draw:frame draw:style-name="fr1" draw:name="graphics139" text:anchor-type="as-char" svg:width="0.0161in" svg:height="0.0209in" draw:z-index="167"><draw:image xlink:href="http://us.st1.yimg.com/store1.yimg.com/Img/trans_1x1.gif" xlink:type="simple" xlink:show="embed" xlink:actuate="onLoad"/><svg:desc>pad</svg:desc></draw:frame></text:p>
            <text:p text:style-name="P13"><text:soft-page-break/><text:span text:style-name="T1">$47.90</text:span><draw:frame draw:style-name="fr1" draw:name="graphics140" text:anchor-type="as-char" svg:width="0.1043in" svg:height="0.0161in" draw:z-index="168"><draw:image xlink:href="http://us.st1.yimg.com/store1.yimg.com/Img/trans_1x1.gif" xlink:type="simple" xlink:show="embed" xlink:actuate="onLoad"/><svg:desc>pad</svg:desc></draw:frame><draw:control text:anchor-type="as-char" draw:z-index="26" draw:style-name="gr1" draw:text-style-name="P16" svg:width="0.5516in" svg:height="0.3224in" draw:control="control114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41" text:anchor-type="as-char" svg:width="0.0161in" svg:height="0.1563in" draw:z-index="169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42" text:anchor-type="as-char" svg:width="0.0161in" svg:height="0.052in" draw:z-index="170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Gloves, Vinyl - Latex Free ------------------------1000/cs</text:span><text:line-break/><draw:frame draw:style-name="fr1" draw:name="graphics143" text:anchor-type="as-char" svg:width="0.0161in" svg:height="0.0209in" draw:z-index="171"><draw:image xlink:href="http://us.st1.yimg.com/store1.yimg.com/Img/trans_1x1.gif" xlink:type="simple" xlink:show="embed" xlink:actuate="onLoad"/><svg:desc>pad</svg:desc></draw:frame></text:p>
            <text:p text:style-name="P13"><text:span text:style-name="T1">$49.00</text:span><draw:frame draw:style-name="fr1" draw:name="graphics144" text:anchor-type="as-char" svg:width="0.1043in" svg:height="0.0161in" draw:z-index="172"><draw:image xlink:href="http://us.st1.yimg.com/store1.yimg.com/Img/trans_1x1.gif" xlink:type="simple" xlink:show="embed" xlink:actuate="onLoad"/><svg:desc>pad</svg:desc></draw:frame><draw:control text:anchor-type="as-char" draw:z-index="27" draw:style-name="gr1" draw:text-style-name="P16" svg:width="0.5516in" svg:height="0.3224in" draw:control="control118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45" text:anchor-type="as-char" svg:width="0.0161in" svg:height="0.1563in" draw:z-index="173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46" text:anchor-type="as-char" svg:width="0.0161in" svg:height="0.052in" draw:z-index="174"><draw:image xlink:href="http://us.st1.yimg.com/store1.yimg.com/Img/trans_1x1.gif" xlink:type="simple" xlink:show="embed" xlink:actuate="onLoad"/><svg:desc>pad</svg:desc></draw:frame></text:p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office:value-type="string">
            <text:p text:style-name="P13"><text:span text:style-name="T1">Finger Splint /Tongue Depressors 6" x ¾" Non-Sterile-5000/cs</text:span><text:line-break/><draw:frame draw:style-name="fr1" draw:name="graphics147" text:anchor-type="as-char" svg:width="0.0161in" svg:height="0.0209in" draw:z-index="175"><draw:image xlink:href="http://us.st1.yimg.com/store1.yimg.com/Img/trans_1x1.gif" xlink:type="simple" xlink:show="embed" xlink:actuate="onLoad"/><svg:desc>pad</svg:desc></draw:frame></text:p>
            <text:p text:style-name="P13">0606120_case<draw:frame draw:style-name="fr1" draw:name="graphics148" text:anchor-type="as-char" svg:width="0.1043in" svg:height="0.0161in" draw:z-index="176"><draw:image xlink:href="http://us.st1.yimg.com/store1.yimg.com/Img/trans_1x1.gif" xlink:type="simple" xlink:show="embed" xlink:actuate="onLoad"/><svg:desc>pad</svg:desc></draw:frame><text:span text:style-name="T1">$49.00</text:span><draw:frame draw:style-name="fr1" draw:name="graphics149" text:anchor-type="as-char" svg:width="0.1043in" svg:height="0.0161in" draw:z-index="177"><draw:image xlink:href="http://us.st1.yimg.com/store1.yimg.com/Img/trans_1x1.gif" xlink:type="simple" xlink:show="embed" xlink:actuate="onLoad"/><svg:desc>pad</svg:desc></draw:frame><draw:control text:anchor-type="as-char" draw:z-index="28" draw:style-name="gr1" draw:text-style-name="P16" svg:width="0.5516in" svg:height="0.3224in" draw:control="control122"/></text:p>
          </table:table-cell>
        </table:table-row>
        <table:table-row>
          <table:table-cell table:style-name="Table2.A1" office:value-type="string">
            <text:p text:style-name="Table_20_Contents"><draw:frame draw:style-name="fr1" draw:name="graphics150" text:anchor-type="as-char" svg:width="0.0161in" svg:height="0.1563in" draw:z-index="178"><draw:image xlink:href="http://us.st1.yimg.com/store1.yimg.com/Img/trans_1x1.gif" xlink:type="simple" xlink:show="embed" xlink:actuate="onLoad"/><svg:desc>pad</svg:desc></draw:frame>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1">Quantity Discounts</text:span><text:line-break/>Call us with your specs. <text:line-break/>We Specialize in Custom Designed Kits!<text:line-break/><text:line-break/><text:span text:style-name="T5">Simpler Life Emergency Provisions, Inc.</text:span><text:line-break/>2035 Park Avenue, Suite 1<text:line-break/>Redlands, CA 92373<text:line-break/><text:line-break/><text:span text:style-name="T1">(909) 798-8108 * FAX (909) 798-8718<text:line-break/>1 (800) 266-PREP (7737)</text:span></text:p>
            <text:p text:style-name="P7"><text:span text:style-name="T2">E-mail us at </text:span><text:a xlink:type="simple" xlink:href="mailto:sales@simplerlife.com"><text:span text:style-name="T2">sales@simplerlife.com</text:span></text:a></text:p>
            <text:p text:style-name="P6">We accept most major credit cards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" svg:font-family="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Ken Ross</meta:initial-creator>
    <meta:creation-date>2008-03-14T10:39:54</meta:creation-date>
    <dc:creator>Ken Ross</dc:creator>
    <dc:date>2008-03-24T14:00:08</dc:date>
    <meta:printed-by>Ken Ross</meta:printed-by>
    <meta:print-date>2008-03-14T10:41:03</meta:print-date>
    <meta:editing-cycles>1</meta:editing-cycles>
    <meta:editing-duration>P10DT3H16M10S</meta:editing-duration>
    <meta:user-defined meta:name="Info 1"/>
    <meta:user-defined meta:name="Info 2"/>
    <meta:user-defined meta:name="Info 3"/>
    <meta:user-defined meta:name="Info 4"/>
    <meta:document-statistic meta:table-count="3" meta:image-count="150" meta:object-count="0" meta:page-count="6" meta:paragraph-count="164" meta:word-count="335" meta:character-count="2559"/>
  </office:meta>
</office:document-meta>
</file>